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4.59361"/>
          <table:table-cell office:value-type="float" office:value="0.1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74.0"/>
          <table:table-cell office:value-type="float" office:value="2841.0"/>
          <table:table-cell office:value-type="float" office:value="7157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5361"/>
          <table:table-cell office:value-type="float" office:value="0.118"/>
          <table:table-cell office:value-type="float" office:value="0.0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297.0"/>
          <table:table-cell office:value-type="float" office:value="2841.0"/>
          <table:table-cell office:value-type="float" office:value="7157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51945"/>
          <table:table-cell office:value-type="float" office:value="1.131"/>
          <table:table-cell office:value-type="float" office:value="1.02"/>
          <table:table-cell office:value-type="float" office:value="71136.0"/>
          <table:table-cell office:value-type="float" office:value="0.0"/>
          <table:table-cell office:value-type="float" office:value="124.0"/>
          <table:table-cell office:value-type="float" office:value="5249.0"/>
          <table:table-cell office:value-type="float" office:value="76482.0"/>
          <table:table-cell office:value-type="float" office:value="2817.0"/>
          <table:table-cell office:value-type="float" office:value="707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4.50922"/>
          <table:table-cell office:value-type="float" office:value="0.1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1279"/>
          <table:table-cell office:value-type="float" office:value="0.1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6218"/>
          <table:table-cell office:value-type="float" office:value="0.1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4.6167"/>
          <table:table-cell office:value-type="float" office:value="0.142"/>
          <table:table-cell office:value-type="float" office:value="0.02"/>
          <table:table-cell office:value-type="float" office:value="888.0"/>
          <table:table-cell office:value-type="float" office:value="0.0"/>
          <table:table-cell office:value-type="float" office:value="6.0"/>
          <table:table-cell office:value-type="float" office:value="405.0"/>
          <table:table-cell office:value-type="float" office:value="1400.0"/>
          <table:table-cell office:value-type="float" office:value="2841.0"/>
          <table:table-cell office:value-type="float" office:value="7169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83162"/>
          <table:table-cell office:value-type="float" office:value="0.412"/>
          <table:table-cell office:value-type="float" office:value="0.3"/>
          <table:table-cell office:value-type="float" office:value="24398.0"/>
          <table:table-cell office:value-type="float" office:value="0.0"/>
          <table:table-cell office:value-type="float" office:value="61.0"/>
          <table:table-cell office:value-type="float" office:value="1462.0"/>
          <table:table-cell office:value-type="float" office:value="25936.0"/>
          <table:table-cell office:value-type="float" office:value="2841.0"/>
          <table:table-cell office:value-type="float" office:value="7169.0"/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2229"/>
          <table:table-cell office:value-type="float" office:value="7.822"/>
          <table:table-cell office:value-type="float" office:value="7.7"/>
          <table:table-cell office:value-type="float" office:value="460600.0"/>
          <table:table-cell office:value-type="float" office:value="0.0"/>
          <table:table-cell office:value-type="float" office:value="1314.0"/>
          <table:table-cell office:value-type="float" office:value="165246.0"/>
          <table:table-cell office:value-type="float" office:value="625991.0"/>
          <table:table-cell office:value-type="float" office:value="2817.0"/>
          <table:table-cell office:value-type="float" office:value="7089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4.56"/>
          <table:table-cell office:value-type="float" office:value="0.1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5175"/>
          <table:table-cell office:value-type="float" office:value="0.1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7472"/>
          <table:table-cell office:value-type="float" office:value="0.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4.59551"/>
          <table:table-cell office:value-type="float" office:value="0.124"/>
          <table:table-cell office:value-type="float" office:value="0.01"/>
          <table:table-cell office:value-type="float" office:value="273.0"/>
          <table:table-cell office:value-type="float" office:value="0.0"/>
          <table:table-cell office:value-type="float" office:value="3.0"/>
          <table:table-cell office:value-type="float" office:value="167.0"/>
          <table:table-cell office:value-type="float" office:value="573.0"/>
          <table:table-cell office:value-type="float" office:value="2841.0"/>
          <table:table-cell office:value-type="float" office:value="7162.0"/>
          <table:table-cell office:value-type="float" office:value="1228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55226"/>
          <table:table-cell office:value-type="float" office:value="0.123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363.0"/>
          <table:table-cell office:value-type="float" office:value="2841.0"/>
          <table:table-cell office:value-type="float" office:value="7162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81959"/>
          <table:table-cell office:value-type="float" office:value="2.334"/>
          <table:table-cell office:value-type="float" office:value="2.22"/>
          <table:table-cell office:value-type="float" office:value="191610.0"/>
          <table:table-cell office:value-type="float" office:value="0.0"/>
          <table:table-cell office:value-type="float" office:value="254.0"/>
          <table:table-cell office:value-type="float" office:value="21304.0"/>
          <table:table-cell office:value-type="float" office:value="213007.0"/>
          <table:table-cell office:value-type="float" office:value="2817.0"/>
          <table:table-cell office:value-type="float" office:value="7082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